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8210" officeooo:paragraph-rsid="001a8210"/>
    </style:style>
    <style:style style:name="P2" style:family="paragraph" style:parent-style-name="Standard">
      <style:text-properties officeooo:rsid="001a8210" officeooo:paragraph-rsid="001a8210"/>
    </style:style>
    <style:style style:name="P3" style:family="paragraph" style:parent-style-name="Standard">
      <style:text-properties officeooo:rsid="001da4eb" officeooo:paragraph-rsid="001da4eb"/>
    </style:style>
    <style:style style:name="P4" style:family="paragraph" style:parent-style-name="Standard">
      <style:text-properties officeooo:rsid="001dac60" officeooo:paragraph-rsid="001dac60"/>
    </style:style>
    <style:style style:name="P5" style:family="paragraph" style:parent-style-name="Standard">
      <style:text-properties officeooo:rsid="001f4141" officeooo:paragraph-rsid="001f4141"/>
    </style:style>
    <style:style style:name="P6" style:family="paragraph" style:parent-style-name="Standard">
      <style:text-properties officeooo:rsid="0020aef3" officeooo:paragraph-rsid="0020aef3"/>
    </style:style>
    <style:style style:name="P7" style:family="paragraph" style:parent-style-name="Standard">
      <style:text-properties officeooo:rsid="00214ce1" officeooo:paragraph-rsid="00214ce1"/>
    </style:style>
    <style:style style:name="P8" style:family="paragraph" style:parent-style-name="Standard">
      <style:text-properties officeooo:rsid="0021ed69" officeooo:paragraph-rsid="0021ed69"/>
    </style:style>
    <style:style style:name="T1" style:family="text">
      <style:text-properties officeooo:rsid="001da4eb"/>
    </style:style>
    <style:style style:name="T2" style:family="text">
      <style:text-properties officeooo:rsid="001dac60"/>
    </style:style>
    <style:style style:name="T3" style:family="text">
      <style:text-properties officeooo:rsid="001f4141"/>
    </style:style>
    <style:style style:name="T4" style:family="text">
      <style:text-properties officeooo:rsid="0021ed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Star</text:p>
      <text:p text:style-name="P3">Le pathfinding est un sujet étudié depuis longtemps dans la théorie des graphes. De ce fait, de nombreux algorithmes efficaces ont pu être créés et sont maintenant reconnu dans ce domaine.</text:p>
      <text:p text:style-name="P3">Avant de nous lancer dans une approche au travers des méthodes stochastiques, il était nécessaire d'étudier ces connaissances pour mieux aborder notre sujet.</text:p>
      <text:p text:style-name="P1"><text:tab/><text:span text:style-name="T1">En terme de recherche de chemin, il existe un algorithme reconnu pour son efficacité, A*.</text:span></text:p>
      <text:p text:style-name="P3">Son compromis entre optimalité et coût de calcul en fait une référence pour trouver le plus rapidement possible un chemin efficace entre deux points. Nous ayant d'abord servi de prémisse aux méthodes stochastiques, il nous a ensuite été utile tout au long du stage soit en tant que référence ou en tant qu'outil.</text:p>
      <text:p text:style-name="P1"><text:tab/><text:span text:style-name="T1">A* tire son origine d'un autre algorithme, considéré comme l'algorithme de référence dans la recherche du chemin optimal en théorie des graphes, l'algorithme de Dijkstra. Après l'avoir mis en place pour nous préparer aux méthodes stochastiques, nous n'en avons pas eu recours à nouveau.</text:span></text:p>
      <text:p text:style-name="P1"/>
      <text:p text:style-name="P1"/>
      <text:p text:style-name="P3">La <text:span text:style-name="T2">deuxième grande partie de notre sujet concerne les méthodes stochastiques. Une méthode dite stochastique est une méthode de recherche aléatoire permettant de converger vers une solution au problème. Cette méthode sera dans de très rares cas aussi efficace qu'un algorithme A*, mais sa particularité est qu'elle pourra renvoyer la meilleure solution trouvée à tout moment même en étant interrompue. Quelques algorithmes appliquant une méthode stochastique ont prouvé leur efficacité sur différentes applications, nous allons en aborder deux, l'algorithme de Monte-Carlo, et l'algorithme génétique.</text:span></text:p>
      <text:p text:style-name="P3"><text:tab/><text:span text:style-name="T3">La méthode stochastique la plus connu est sans doute la méthode de Monte-Carlo.</text:span></text:p>
      <text:p text:style-name="P4">Cet<text:span text:style-name="T3">te méthode</text:span> a deux caractéristiques, <text:span text:style-name="T3">elle </text:span>utilise de l'aléatoire au cours de son calcul mais en contrepartie s'exécute avec un temps déterministe. <text:span text:style-name="T3">Parmi ses exemples d'utilisation, en dehors de l'informatique, on peut trouver la physique avec le modèle cellulaire de Potts <text:s/>ou la finance avec l'évaluation des investissements dans des projets. En informatique, on peut trouver des applications surtout dans les intelligences artificielles pour des jeux, tel que le jeu de Go avec l'Alphago de Google ou au Tantrix, ces applications utilisant la recherche arborescente de Monte-Carlo.</text:span></text:p>
      <text:p text:style-name="P5">Cette méthode est intéressante dans le pathfinding temps réel grâce à son temps d'exécution déterministe, permettant de répondre à la contrainte de réponses régulières, son défaut étant que le résultat renvoyé peut-être incorrect avec une certaine probabilité, du à l'utilisation d'aléatoire.</text:p>
      <text:p text:style-name="P1">Monte-Carlo</text:p>
      <text:p text:style-name="P1"/>
      <text:p text:style-name="P1"/>
      <text:p text:style-name="P5">La finalité du stage était de rendre une API utilisable par des développeurs d'un jeu de stratégie en temps réel. De ce fait, il était nécessaire que nous mettions en place des outils pour recevoir toutes les informations nécessaires au bon fonctionnement de notre algorithme tels que la structure de la carte à traiter et son contenu. Pour cela nous avons mis d'abord en place une communication sous forme d'un fichier XML pour la structure du jeu d'une part, et un fichier txt pour la structure.</text:p>
      <text:p text:style-name="P5"/>
      <text:p text:style-name="P6">L'univers des jeux de stratégie en temps réel pouvant toucher à tout style tel que l'univers médiéval ou l'univers spatial, nous avons décidé de donner la possibilité aux développeurs de décrire leur jeu comme ils l'imaginent dans la structure. De ce fait nous avons mis en place une communication par fichier XML pour nous indiquer quels types de terrains, de contraintes et d'unités pourront être trouvé dans leur jeu. Ce format permet tout d'abord de structurer l'apport d'informations, de controler la composition grâce à un DTD et de parser le fichier efficacement avec les différents outils qui existent en C++.</text:p>
      <text:p text:style-name="P1"/>
      <text:p text:style-name="P6">La connaissances des règles grâce au XML permet alors la réception de la constitution précise de la carte sur laquelle notre algorithme on va agir. Pour recevoir ces informations, nous avons décidé de passer par un fichier txt respectant une syntaxe précise, nous décrivant ligne par ligne le terrain <text:soft-page-break/>correspondant aux cases de la carte. Nous avons choisi ce format car pour certaines cartes qui peuvent avoir un nombre de cases élevé, il est aisé de générer automatique un fichier texte respectant un format plutôt qu'un autre type de fichier.</text:p>
      <text:p text:style-name="P1"/>
      <text:p text:style-name="P1"/>
      <text:p text:style-name="P1"/>
      <text:p text:style-name="P1"/>
      <text:p text:style-name="P1">Initpop</text:p>
      <text:p text:style-name="P1"/>
      <text:p text:style-name="P7"><text:tab/>La base d'un algorithme génétique est sa population. Il est donc nécessaire qu'avant tout traitement, elle soit générée. La taille de la population optimale change selon l'application de l'algorithme génétique, c'est un facteur que nous avons pu modifié au cours du stage pour tester les changements de performance. L'algorithme génétique étant une méthode stochastique, nous avons décidé qu'une grande majorité de la population est générée avec 6 premiers déplacements aléatoires, ceci permettant de ne pas biaiser l'évolution des gènes de la population. Par soucis de performance, nous avons décidé que pour 3 membres de la population, nous générons les 6 premières cases grâce à l'algorithme A Star, partant dans trois directions différentes convergentes. Ceci nous permet d'être sûr de faire partir nos génomes dans une direction convergente et le nombre faible de génome profitant de ce coup de pouce nous assure une exécution d'A* ne gênant pas les performances de notre algorithme.</text:p>
      <text:p text:style-name="P1"/>
      <text:p text:style-name="P1"/>
      <text:p text:style-name="P1"/>
      <text:p text:style-name="P1">Suppression</text:p>
      <text:p text:style-name="P1"/>
      <text:p text:style-name="P1"><text:tab/><text:span text:style-name="T4">Suite à l'évaluation puis au tri de la population, nous allons avoir un « classement » des génomes selon leur fitness. Notre objectif est d'atteindre la case d'arrivée le plus rapidement possible, et les génomes les plus « faibles » peuvent potentiellement ralentir la convergence. De ce fait, l'étape de suppression consiste à prendre un nombre de génomes non-élites, défini au préalable, et de les supprimer de notre processus de calcul. La quantité de suppression est un ratio à définir dans un algorithme génétique qui peut en faire varier l'efficacité, étant donné qu'un grand nombre de <text:s/>suppressions entraîne une intensification plus importante, puisque les croisements auront plus de chances de se faire entre des génomes bien évalués et un nombre moins important favorise l'exploration en laissant évoluer la population existante.</text:span></text:p>
      <text:p text:style-name="P8">Pour notre algorithme génétique, d'après nos différents tests, nous avons observé qu'un ratio de 10 % de suppression permet de produire les meilleurs résulta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10:58:33.444835973</meta:creation-date>
    <dc:date>2016-06-01T12:03:47.888009420</dc:date>
    <meta:editing-duration>PT14M43S</meta:editing-duration>
    <meta:editing-cycles>2</meta:editing-cycles>
    <meta:generator>LibreOffice/4.2.8.2$Linux_X86_64 LibreOffice_project/420m0$Build-2</meta:generator>
    <meta:document-statistic meta:table-count="0" meta:image-count="0" meta:object-count="0" meta:page-count="2" meta:paragraph-count="19" meta:word-count="978" meta:character-count="6271" meta:non-whitespace-character-count="5305"/>
  </office:meta>
</office:document-meta>
</file>